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</style:style>
    <style:style style:name="P2" style:family="paragraph" style:parent-style-name="Standard">
      <style:paragraph-properties fo:margin-left="17.39mm" fo:margin-right="0mm" fo:line-height="100%" fo:text-align="start" style:justify-single-word="false" fo:orphans="0" fo:widows="0" fo:text-indent="0mm" style:auto-text-indent="false"/>
    </style:style>
    <style:style style:name="P3" style:family="paragraph" style:parent-style-name="Standard">
      <style:paragraph-properties fo:margin-left="0mm" fo:margin-right="2.8mm" fo:line-height="100%" fo:text-align="end" style:justify-single-word="false" fo:orphans="0" fo:widows="0" fo:text-indent="0mm" style:auto-text-indent="false"/>
    </style:style>
    <style:style style:name="P4" style:family="paragraph" style:parent-style-name="Standard">
      <style:paragraph-properties fo:margin-left="0mm" fo:margin-right="0mm" fo:margin-top="0.19mm" fo:margin-bottom="0mm" style:contextual-spacing="false" fo:line-height="100%" fo:text-align="start" style:justify-single-word="false" fo:orphans="0" fo:widows="0" fo:text-indent="0mm" style:auto-text-indent="false"/>
      <style:text-properties fo:font-size="11.5pt" style:font-size-asian="11.5pt"/>
    </style:style>
    <style:style style:name="P5" style:family="paragraph" style:parent-style-name="Standard">
      <style:paragraph-properties fo:margin-left="0mm" fo:margin-right="0mm" fo:margin-top="0.19mm" fo:margin-bottom="0mm" style:contextual-spacing="false" fo:line-height="100%" fo:text-align="start" style:justify-single-word="false" fo:orphans="0" fo:widows="0" fo:text-indent="0mm" style:auto-text-indent="false"/>
      <style:text-properties fo:font-size="11.5pt" fo:font-weight="bold" fo:background-color="#ffff00" style:font-size-asian="11.5pt" style:font-weight-asian="bold"/>
    </style:style>
    <style:style style:name="P6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fo:font-size="13pt" style:font-size-asian="13pt"/>
    </style:style>
    <style:style style:name="P7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fo:font-weight="bold" style:font-weight-asian="bold" style:font-size-complex="12pt"/>
    </style:style>
    <style:style style:name="P8" style:family="paragraph" style:parent-style-name="Footnote">
      <style:text-properties fo:font-size="10pt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style:page-number="auto" fo:background-color="transparent" style:writing-mode="lr-tb"/>
      <style:text-properties officeooo:paragraph-rsid="00172382"/>
    </style:style>
    <style:style style:name="P10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ackground-color="transparent" style:writing-mode="lr-tb"/>
      <style:text-properties officeooo:paragraph-rsid="00172382"/>
    </style:style>
    <style:style style:name="P11" style:family="paragraph" style:parent-style-name="Standard" style:master-page-name="">
      <loext:graphic-properties draw:fill="none"/>
      <style:paragraph-properties fo:margin-left="-0.49mm" fo:margin-right="0mm" fo:margin-top="0mm" fo:margin-bottom="0mm" style:contextual-spacing="false" fo:line-height="100%" fo:text-align="center" style:justify-single-word="false" fo:orphans="0" fo:widows="0" fo:text-indent="0mm" style:auto-text-indent="false" style:page-number="auto" fo:background-color="transparent" style:writing-mode="lr-tb"/>
      <style:text-properties officeooo:paragraph-rsid="00172382"/>
    </style:style>
    <style:style style:name="P12" style:family="paragraph" style:parent-style-name="Standard">
      <loext:graphic-properties draw:fill="none"/>
      <style:paragraph-properties fo:margin-left="-0.49mm" fo:margin-right="0mm" fo:margin-top="0mm" fo:margin-bottom="0mm" style:contextual-spacing="false" fo:line-height="100%" fo:text-align="center" style:justify-single-word="false" fo:orphans="0" fo:widows="0" fo:text-indent="0mm" style:auto-text-indent="false" fo:background-color="transparent" style:writing-mode="lr-tb"/>
      <style:text-properties officeooo:paragraph-rsid="00172382"/>
    </style:style>
    <style:style style:name="P13" style:family="paragraph" style:parent-style-name="Standard" style:list-style-name="">
      <style:paragraph-properties fo:margin-left="17.39mm" fo:margin-right="0mm" fo:margin-top="1.59mm" fo:margin-bottom="0mm" style:contextual-spacing="false" fo:line-height="100%" fo:text-align="start" style:justify-single-word="false" fo:orphans="0" fo:widows="0" fo:text-indent="0mm" style:auto-text-indent="false" fo:break-before="column"/>
    </style:style>
    <style:style style:name="P14" style:family="paragraph" style:parent-style-name="Standard" style:list-style-name="">
      <style:paragraph-properties fo:margin-left="0mm" fo:margin-right="0mm" fo:margin-top="1.59mm" fo:margin-bottom="0mm" style:contextual-spacing="false" fo:line-height="100%" fo:text-align="start" style:justify-single-word="false" fo:orphans="0" fo:widows="0" fo:text-indent="0mm" style:auto-text-indent="false"/>
    </style:style>
    <style:style style:name="P15" style:family="paragraph" style:parent-style-name="Standard">
      <style:paragraph-properties fo:margin-left="0mm" fo:margin-right="0mm" fo:margin-top="0.19mm" fo:margin-bottom="0mm" style:contextual-spacing="false" fo:line-height="100%" fo:text-align="start" style:justify-single-word="false" fo:orphans="0" fo:widows="0" fo:text-indent="0mm" style:auto-text-indent="false"/>
    </style:style>
    <style:style style:name="P16" style:family="paragraph" style:parent-style-name="Standard">
      <style:paragraph-properties fo:margin-left="17.39mm" fo:margin-right="0mm" fo:line-height="100%" fo:text-align="start" style:justify-single-word="false" fo:orphans="0" fo:widows="0" fo:text-indent="0mm" style:auto-text-indent="false"/>
    </style:style>
    <style:style style:name="P17" style:family="paragraph" style:parent-style-name="Standard" style:master-page-name="">
      <loext:graphic-properties draw:fill="none"/>
      <style:paragraph-properties fo:margin-left="0.76mm" fo:margin-right="0mm" fo:margin-top="0mm" fo:margin-bottom="0mm" style:contextual-spacing="false" fo:line-height="100%" fo:text-align="start" style:justify-single-word="false" fo:orphans="0" fo:widows="0" fo:text-indent="0mm" style:auto-text-indent="false" style:page-number="auto" fo:background-color="transparent" style:writing-mode="lr-tb"/>
      <style:text-properties officeooo:paragraph-rsid="00172382"/>
    </style:style>
    <style:style style:name="P18" style:family="paragraph" style:parent-style-name="Standard">
      <loext:graphic-properties draw:fill="none"/>
      <style:paragraph-properties fo:margin-left="0.76mm" fo:margin-right="0mm" fo:margin-top="0mm" fo:margin-bottom="0mm" style:contextual-spacing="false" fo:line-height="100%" fo:text-align="start" style:justify-single-word="false" fo:orphans="0" fo:widows="0" fo:text-indent="0mm" style:auto-text-indent="false" fo:background-color="transparent" style:writing-mode="lr-tb"/>
      <style:text-properties officeooo:paragraph-rsid="00172382"/>
    </style:style>
    <style:style style:name="P19" style:family="paragraph" style:parent-style-name="Standard">
      <style:paragraph-properties fo:margin-left="0mm" fo:margin-right="2.5mm" fo:line-height="100%" fo:text-align="end" style:justify-single-word="false" fo:orphans="0" fo:widows="0" fo:text-indent="0mm" style:auto-text-indent="false"/>
    </style:style>
    <style:style style:name="P20" style:family="paragraph" style:parent-style-name="Standard">
      <style:paragraph-properties fo:margin-left="17.39mm" fo:margin-right="0mm" fo:line-height="100%" fo:text-align="start" style:justify-single-word="false" fo:orphans="0" fo:widows="0" fo:text-indent="0mm" style:auto-text-indent="false"/>
      <style:text-properties fo:letter-spacing="-0.02mm"/>
    </style:style>
    <style:style style:name="P21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fo:letter-spacing="-0.02mm" officeooo:paragraph-rsid="0015a033"/>
    </style:style>
    <style:style style:name="P22" style:family="paragraph" style:parent-style-name="Standard">
      <style:paragraph-properties fo:margin-left="0mm" fo:margin-right="5.91mm" fo:line-height="100%" fo:text-align="center" style:justify-single-word="false" fo:orphans="0" fo:widows="0" fo:text-indent="0mm" style:auto-text-indent="false"/>
      <style:text-properties fo:font-weight="normal" style:font-weight-asian="normal" style:font-weight-complex="normal"/>
    </style:style>
    <style:style style:name="P23" style:family="paragraph" style:parent-style-name="Standard" style:list-style-name="" style:master-page-name="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mm" fo:margin-right="0mm" fo:text-indent="0mm" style:auto-text-indent="false"/>
      <style:text-properties fo:color="#000000" loext:opacity="100%" officeooo:paragraph-rsid="0015a033" style:font-style-complex="italic"/>
    </style:style>
    <style:style style:name="P25" style:family="paragraph" style:parent-style-name="Text_20_body">
      <style:paragraph-properties fo:margin-left="0mm" fo:margin-right="0mm" fo:text-indent="0mm" style:auto-text-indent="false"/>
    </style:style>
    <style:style style:name="P26" style:family="paragraph" style:parent-style-name="Text_20_body">
      <style:paragraph-properties fo:margin-left="0mm" fo:margin-right="0mm" fo:text-indent="0mm" style:auto-text-indent="false"/>
      <style:text-properties officeooo:paragraph-rsid="0011f2d9"/>
    </style:style>
    <style:style style:name="T1" style:family="text">
      <style:text-properties fo:letter-spacing="-0.02mm"/>
    </style:style>
    <style:style style:name="T2" style:family="text">
      <style:text-properties fo:letter-spacing="-0.02mm" fo:font-weight="bold" style:font-weight-asian="bold" style:font-weight-complex="bold"/>
    </style:style>
    <style:style style:name="T3" style:family="text">
      <style:text-properties fo:letter-spacing="-0.25mm"/>
    </style:style>
    <style:style style:name="T4" style:family="text">
      <style:text-properties fo:letter-spacing="-0.23mm"/>
    </style:style>
    <style:style style:name="T5" style:family="text">
      <style:text-properties fo:letter-spacing="-1.01mm"/>
    </style:style>
    <style:style style:name="T6" style:family="text">
      <style:text-properties fo:letter-spacing="-0.04mm"/>
    </style:style>
    <style:style style:name="T7" style:family="text">
      <style:text-properties fo:letter-spacing="-0.04mm" fo:font-weight="bold" style:font-weight-asian="bold" style:font-weight-complex="bold"/>
    </style:style>
    <style:style style:name="T8" style:family="text">
      <style:text-properties fo:letter-spacing="-0.05mm"/>
    </style:style>
    <style:style style:name="T9" style:family="text">
      <style:text-properties fo:letter-spacing="-0.21mm"/>
    </style:style>
    <style:style style:name="T10" style:family="text">
      <style:text-properties fo:letter-spacing="-0.19mm"/>
    </style:style>
    <style:style style:name="T11" style:family="text">
      <style:text-properties fo:letter-spacing="0.02mm"/>
    </style:style>
    <style:style style:name="T12" style:family="text">
      <style:text-properties fo:letter-spacing="0.02mm" officeooo:rsid="0011f2d9"/>
    </style:style>
    <style:style style:name="T13" style:family="text">
      <style:text-properties fo:letter-spacing="-0.16mm"/>
    </style:style>
    <style:style style:name="T14" style:family="text">
      <style:text-properties fo:letter-spacing="-0.16mm" fo:font-weight="bold" style:font-weight-asian="bold" style:font-weight-complex="bold"/>
    </style:style>
    <style:style style:name="T15" style:family="text">
      <style:text-properties fo:letter-spacing="-0.14mm"/>
    </style:style>
    <style:style style:name="T16" style:family="text">
      <style:text-properties fo:font-size="11pt" style:font-name-asian="Calibri1" style:font-size-asian="11pt"/>
    </style:style>
    <style:style style:name="T17" style:family="text">
      <style:text-properties fo:letter-spacing="0.04mm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etter-spacing="-0.18mm"/>
    </style:style>
    <style:style style:name="T20" style:family="text">
      <style:text-properties fo:letter-spacing="-0.18mm" officeooo:rsid="0010708b"/>
    </style:style>
    <style:style style:name="T21" style:family="text">
      <style:text-properties fo:letter-spacing="-0.09mm"/>
    </style:style>
    <style:style style:name="T22" style:family="text">
      <style:text-properties fo:letter-spacing="-0.07mm"/>
    </style:style>
    <style:style style:name="T23" style:family="text">
      <style:text-properties fo:letter-spacing="-1.02mm"/>
    </style:style>
    <style:style style:name="T24" style:family="text">
      <style:text-properties officeooo:rsid="0010708b"/>
    </style:style>
    <style:style style:name="T25" style:family="text">
      <style:text-properties fo:text-transform="uppercase" fo:letter-spacing="0.02mm" fo:language="ru" fo:country="RU" fo:font-weight="normal" officeooo:rsid="002102f3" style:font-name-asian="Calibri1" style:font-weight-asian="normal" style:font-weight-complex="normal"/>
    </style:style>
    <style:style style:name="T26" style:family="text">
      <style:text-properties fo:text-transform="uppercase" fo:letter-spacing="0.02mm" fo:language="ru" fo:country="RU" fo:font-weight="normal" officeooo:rsid="01c33600" style:font-name-asian="Calibri1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1f2d9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2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2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35" style:family="text">
      <style:text-properties fo:color="#000000" loext:opacity="100%" style:font-style-complex="italic"/>
    </style:style>
    <style:style style:name="T36" style:family="text">
      <style:text-properties officeooo:rsid="0015a033"/>
    </style:style>
    <style:style style:name="Sect1" style:family="section">
      <style:section-properties text:dont-balance-text-columns="true" style:editable="false">
        <style:columns fo:column-count="2">
          <style:column style:rel-width="28369*" fo:start-indent="0mm" fo:end-indent="8.87mm"/>
          <style:column style:rel-width="37166*" fo:start-indent="8.87mm" fo:end-indent="0m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ИНИСТЕРСТВО</text:span><text:span text:style-name="T3"> </text:span><text:span text:style-name="T1">НАУКИ</text:span><text:span text:style-name="T4"> </text:span><text:span text:style-name="T1">И</text:span><text:span text:style-name="T4"> </text:span><text:span text:style-name="T1">ВЫСШЕГО</text:span><text:span text:style-name="T4"> </text:span><text:span text:style-name="T1">ОБРАЗОВАНИЯ</text:span><text:span text:style-name="T5"> </text:span></text:p>
      <text:p text:style-name="P10">РОССИЙСКОЙ ФЕДЕРАЦИИ</text:p>
      <text:p text:style-name="P10"><text:span text:style-name="T8">ФЕДЕРАЛЬНОЕ</text:span><text:span text:style-name="T9"> </text:span><text:span text:style-name="T6">ГОСУДАРСТВЕННОЕ</text:span><text:span text:style-name="T10"> </text:span><text:span text:style-name="T6">АВТОНОМНОЕ</text:span></text:p>
      <text:p text:style-name="P10"><text:span text:style-name="T6">ОБРАЗОВАТЕЛЬНОЕ</text:span><text:span text:style-name="T5"> </text:span>УЧРЕЖДЕНИЕ<text:span text:style-name="T6"> </text:span>ВЫСШЕГО<text:span text:style-name="T6"> </text:span>ОБРАЗОВАНИЯ</text:p>
      <text:p text:style-name="P10"><text:span text:style-name="T1">«НОВОСИБИРСКИЙ НАЦИОНАЛЬНЫЙ ИССЛЕДОВАТЕЛЬСКИЙ</text:span></text:p>
      <text:p text:style-name="P10">ГОСУДАРСТВЕННЫЙ<text:span text:style-name="T6"> </text:span>УНИВЕРСИТЕТ»</text:p>
      <text:p text:style-name="P10">(НОВОСИБИРСКИЙ<text:span text:style-name="T9"> </text:span>ГОСУДАРСТВЕННЫЙ<text:span text:style-name="T9"> </text:span>УНИВЕРСИТЕТ,<text:span text:style-name="T10"> </text:span>НГУ)</text:p>
      <text:p text:style-name="P4"/>
      <text:p text:style-name="P11"><text:span text:style-name="T1">Факультет</text:span><text:span text:style-name="T4"> </text:span><text:span text:style-name="T1">информационных</text:span><text:span text:style-name="T9"> </text:span>технологий<text:span text:style-name="T5"> </text:span></text:p>
      <text:p text:style-name="P12">Кафедра<text:span text:style-name="T1"> </text:span>параллельных<text:span text:style-name="T1"> </text:span>вычислений</text:p>
      <text:p text:style-name="P1"/>
      <text:p text:style-name="P17">Направление подготовки 09.03.01 Информатика и вычислительная техника<text:span text:style-name="T11"> </text:span></text:p>
      <text:p text:style-name="P18">Направленность<text:span text:style-name="T13"> </text:span>(профиль):<text:span text:style-name="T15"> </text:span><text:span text:style-name="T16">Компьютерные науки и системотехника</text:span></text:p>
      <text:p text:style-name="P1"/>
      <text:p text:style-name="P3">УТВЕРЖДАЮ</text:p>
      <text:p text:style-name="P3">Зав.<text:span text:style-name="T6"> </text:span>кафедрой<text:span text:style-name="T6"> </text:span>Лаврентьев<text:span text:style-name="T17"> </text:span>М.М.</text:p>
      <text:p text:style-name="P19"><text:span text:style-name="T1">«….»…….</text:span>2024г.</text:p>
      <text:p text:style-name="P6"/>
      <text:h text:style-name="P23" text:outline-level="1"><text:bookmark-start text:name="_Toc167738535"/><text:bookmark-start text:name="_Toc167738812"/><text:span text:style-name="T18">ЗАДАНИЕ</text:span><text:bookmark-end text:name="_Toc167738535"/><text:bookmark-end text:name="_Toc167738812"/></text:h>
      <text:p text:style-name="P22"><text:span text:style-name="T1">НА</text:span><text:span text:style-name="T3"> </text:span><text:span text:style-name="T1">ВЫПУСКНУЮ</text:span><text:span text:style-name="T3"> </text:span>КВАЛИФИКАЦИОННУЮ<text:span text:style-name="T3"> </text:span>РАБОТУ<text:span text:style-name="T4"> </text:span>БАКАЛАВРА</text:p>
      <text:p text:style-name="P7"/>
      <text:p text:style-name="P25">Студенту: <text:span text:style-name="T20">Савченко Егору Владимировичу</text:span>,<text:span text:style-name="T13"> </text:span>группы<text:span text:style-name="T19"> 20215</text:span></text:p>
      <text:p text:style-name="P25">Тема<text:span text:style-name="T11">: </text:span><text:span text:style-name="T25">РАЗРАБОТКА УЧЕБНОЙ СИСТЕМЫ ОЦЕНКИ СЛОЖНОСТИ ПЛАНОВ SQ</text:span><text:span text:style-name="T26">L-</text:span><text:span text:style-name="T25">ЗАПРОСОВ</text:span><text:span text:style-name="T27"> </text:span></text:p>
      <text:p text:style-name="P25">утверждена<text:span text:style-name="T21"> </text:span>распоряжением<text:span text:style-name="T21"> </text:span>проректора<text:span text:style-name="T22"> </text:span>по<text:span text:style-name="T21"> </text:span>учебной<text:span text:style-name="T21"> </text:span>работе<text:span text:style-name="T22"> </text:span>от<text:span text:style-name="T21"> </text:span>23.10.2023<text:span text:style-name="T21"> </text:span>№<text:span text:style-name="T22"> </text:span>0377.<text:span text:style-name="T23"> </text:span>Срок<text:span text:style-name="T6"> </text:span>сдачи<text:span text:style-name="T6"> </text:span>студентом<text:span text:style-name="T1"> </text:span>готовой<text:span text:style-name="T6"> </text:span>работы:<text:span text:style-name="T1"> </text:span>31<text:span text:style-name="T6"> </text:span>мая<text:span text:style-name="T6"> </text:span>2024<text:span text:style-name="T1"> </text:span>г.</text:p>
      <text:p text:style-name="P26"><text:span text:style-name="T28">Ц</text:span>ель<text:span text:style-name="T11"> </text:span>работ<text:span text:style-name="T28">ы</text:span>:<text:span text:style-name="T11"> </text:span><text:span text:style-name="T12">Р</text:span><text:span text:style-name="T29">еализация</text:span><text:span text:style-name="T30"> учебн</text:span><text:span text:style-name="T29">ого</text:span><text:span text:style-name="T30"> инструмент</text:span><text:span text:style-name="T29">а</text:span><text:span text:style-name="T30"> построения, исполнения и оценивания </text:span><text:span text:style-name="T31">сло</text:span><text:span text:style-name="T29">ж</text:span><text:span text:style-name="T31">ности</text:span><text:span text:style-name="T30"> планов SQL запросов, поддерживающ</text:span><text:span text:style-name="T32">его</text:span><text:span text:style-name="T30"> основные операции по выборке </text:span><text:span text:style-name="T29">и </text:span><text:span text:style-name="T30">агрегации данных.</text:span></text:p>
      <text:p text:style-name="P26">Структурные части работы: анализ <text:span text:style-name="T24">области (SQL, реляционная модель, СУДБ)</text:span>, <text:span text:style-name="T24">исследование методо</text:span><text:span text:style-name="T28">в</text:span><text:span text:style-name="T24"> </text:span><text:span text:style-name="T28">оценки сложности планов SQL запросов, </text:span><text:span text:style-name="T24">определение и анализ</text:span> функциональн<text:bookmark text:name="_GoBack"/>ых и нефункциональных требований, <text:span text:style-name="T24">описание и обоснвание архитектуры решения, реализация системы.</text:span></text:p>
      <text:p text:style-name="P26"/>
      <text:section text:style-name="Sect1" text:name="TextSection">
        <text:h text:style-name="P14" text:outline-level="1"><text:bookmark-start text:name="_Toc167738536"/><text:bookmark-start text:name="_Toc167738813"/><text:span text:style-name="T18">Руководитель</text:span><text:span text:style-name="T14"> </text:span><text:span text:style-name="T18">ВКР</text:span><text:bookmark-end text:name="_Toc167738536"/><text:bookmark-end text:name="_Toc167738813"/></text:h>
        <text:p text:style-name="P15"/>
        <text:p text:style-name="P24">Мигинский Денис Сергеевич</text:p>
        <text:p text:style-name="P21"><text:span text:style-name="T35">к.ф.-м.н., доцент кафедры СИ ФИТ НГУ</text:span><text:tab/></text:p>
        <text:p text:style-name="P21"/>
        <text:p text:style-name="P2"><text:span text:style-name="T1">«….»…….</text:span><text:span text:style-name="T3"> </text:span>2024г</text:p>
        <text:h text:style-name="P13" text:outline-level="1"><text:bookmark-start text:name="_Toc167738537"/><text:bookmark-start text:name="_Toc167738814"/><text:span text:style-name="T18">Задание</text:span><text:span text:style-name="T7"> </text:span><text:span text:style-name="T18">принял</text:span><text:span text:style-name="T2"> </text:span><text:span text:style-name="T18">к</text:span><text:span text:style-name="T2"> </text:span><text:span text:style-name="T18">исполнению</text:span><text:bookmark-end text:name="_Toc167738537"/><text:bookmark-end text:name="_Toc167738814"/></text:h>
        <text:p text:style-name="P5"/>
        <text:p text:style-name="P2"><text:span text:style-name="T36">Савченко</text:span> <text:span text:style-name="T36">Е</text:span>.В.<text:span text:style-name="T8"> </text:span>/<text:span text:style-name="T8"> </text:span>……………</text:p>
        <text:p text:style-name="P2"/>
        <text:p text:style-name="P2"/>
        <text:p text:style-name="P2"/>
        <text:p text:style-name="P2"><text:span text:style-name="T1">«….»…….</text:span><text:span text:style-name="T3"> </text:span>2024 г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1pt" fo:language="ru" fo:country="RU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2" fo:widows="2" fo:text-indent="12.51mm" style:auto-text-indent="false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Заголовок_20_первого_20_порядка" style:display-name="Заголовок первого порядка" style:family="paragraph" style:parent-style-name="Standard" loext:linked-style-name="Заголовок_20_первого_20_порядка_20_Знак">
      <style:paragraph-properties fo:text-align="center" style:justify-single-word="false"/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ФУ_20_Заголовок_20_1" style:display-name="ФУ Заголовок 1" style:family="paragraph" style:parent-style-name="Standard" loext:linked-style-name="ФУ_20_Заголовок_20_1_20_Знак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ФУ_20_Подзаголовок" style:display-name="ФУ Подзаголовок" style:family="paragraph" style:parent-style-name="Заголовок_20_первого_20_порядка" loext:linked-style-name="ФУ_20_Подзаголовок_20_Знак">
      <style:paragraph-properties fo:margin-left="31.56mm" fo:margin-right="0mm" fo:text-indent="-12.7mm" style:auto-text-indent="false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Заголовок_20_первого_20_порядка_20_Знак" style:display-name="Заголовок первого порядка Знак" style:family="text" style:parent-style-name="Default_20_Paragraph_20_Font" loext:linked-style-name="Заголовок_20_первого_20_порядк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ФУ_20_Заголовок_20_1_20_Знак" style:display-name="ФУ Заголовок 1 Знак" style:family="text" style:parent-style-name="Default_20_Paragraph_20_Font" loext:linked-style-name="ФУ_20_Заголовок_20_1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ФУ_20_Подзаголовок_20_Знак" style:display-name="ФУ Подзаголовок Знак" style:family="text" style:parent-style-name="Заголовок_20_первого_20_порядка_20_Знак" loext:linked-style-name="ФУ_20_Подзаголовок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2.7mm" fo:margin-left="31.56m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50.41m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9.05mm" fo:margin-left="75.62m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94.47m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5.4mm" fo:margin-left="119.68m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1.75mm" fo:margin-left="144.89m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1.75mm" fo:margin-left="163.74m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8.1mm" fo:margin-left="188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26mm" fo:page-height="297mm" style:num-format="1" style:print-orientation="portrait" fo:margin-top="20mm" fo:margin-bottom="20mm" fo:margin-left="30mm" fo:margin-right="10mm" style:writing-mode="lr-tb" style:layout-grid-color="#c0c0c0" style:layout-grid-lines="2733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ns</meta:initial-creator>
    <meta:editing-cycles>8</meta:editing-cycles>
    <meta:creation-date>2024-05-28T09:41:00</meta:creation-date>
    <dc:date>2024-05-28T23:36:14.111926331</dc:date>
    <meta:editing-duration>PT8M53S</meta:editing-duration>
    <meta:generator>LibreOffice/7.3.7.2$Linux_X86_64 LibreOffice_project/30$Build-2</meta:generator>
    <meta:document-statistic meta:table-count="0" meta:image-count="0" meta:object-count="0" meta:page-count="1" meta:paragraph-count="28" meta:word-count="162" meta:character-count="1408" meta:non-whitespace-character-count="1269"/>
    <meta:user-defined meta:name="AppVersion">14.0000</meta:user-defined>
    <meta:template xlink:type="simple" xlink:actuate="onRequest" xlink:title="Normal" xlink:href=""/>
  </office:meta>
</office:document-meta>
</file>